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line draw:z-index="0" draw:name="Linha vertical 1" draw:style-name="gr1" draw:text-style-name="P1" svg:x1="5.625cm" svg:y1="2.62cm" svg:x2="5.612cm" svg:y2="2.155cm">
            <text:p/>
          </draw:line>
          <draw:line draw:z-index="1" draw:name="Linha vertical 2" draw:style-name="gr2" draw:text-style-name="P1" svg:x1="6.271cm" svg:y1="2.633cm" svg:x2="6.258cm" svg:y2="2.168cm">
            <text:p/>
          </draw:line>
        </table:shapes>
        <table:table-column table:style-name="co1" table:number-columns-repeated="10" table:default-cell-style-name="ce1"/>
        <table:table-column table:style-name="co2" table:default-cell-style-name="ce1"/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et_or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3" draw:name="Linha vertical 4" draw:style-name="gr1" draw:text-style-name="P1" svg:x1="0.333cm" svg:y1="0.865cm" svg:x2="0.326cm" svg:y2="0.324cm">
              <text:p/>
            </draw:line>
          </table:table-cell>
          <table:table-cell office:value-type="float" office:value="9" calcext:value-type="float">
            <text:p>9</text:p>
            <draw:line draw:z-index="2" draw:name="Linha vertical 3" draw:style-name="gr2" draw:text-style-name="P1" svg:x1="0.333cm" svg:y1="0.878cm" svg:x2="0.321cm" svg:y2="0.337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5" draw:name="Linha vertical 6" draw:style-name="gr1" draw:text-style-name="P1" svg:x1="0.332cm" svg:y1="0.879cm" svg:x2="0.325cm" svg:y2="0.338cm">
              <text:p/>
            </draw:line>
          </table:table-cell>
          <table:table-cell office:value-type="float" office:value="9" calcext:value-type="float">
            <text:p>9</text:p>
            <draw:line draw:z-index="4" draw:name="Linha vertical 5" draw:style-name="gr2" draw:text-style-name="P1" svg:x1="0.346cm" svg:y1="0.878cm" svg:x2="0.334cm" svg:y2="0.337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7" draw:name="Linha vertical 8" draw:style-name="gr1" draw:text-style-name="P1" svg:x1="0.257cm" svg:y1="0.851cm" svg:x2="0.25cm" svg:y2="0.31cm">
              <text:p/>
            </draw:line>
          </table:table-cell>
          <table:table-cell office:value-type="float" office:value="9" calcext:value-type="float">
            <text:p>9</text:p>
            <draw:line draw:z-index="6" draw:name="Linha vertical 7" draw:style-name="gr2" draw:text-style-name="P1" svg:x1="0.322cm" svg:y1="0.889cm" svg:x2="0.31cm" svg:y2="0.348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9" draw:name="Linha vertical 10" draw:style-name="gr1" draw:text-style-name="P1" svg:x1="0.32cm" svg:y1="0.84cm" svg:x2="0.313cm" svg:y2="0.299cm">
              <text:p/>
            </draw:line>
          </table:table-cell>
          <table:table-cell office:value-type="float" office:value="9" calcext:value-type="float">
            <text:p>9</text:p>
            <draw:line draw:z-index="8" draw:name="Linha vertical 9" draw:style-name="gr2" draw:text-style-name="P1" svg:x1="0.321cm" svg:y1="0.876cm" svg:x2="0.309cm" svg:y2="0.335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11" draw:name="Linha vertical 12" draw:style-name="gr1" draw:text-style-name="P1" svg:x1="0.32cm" svg:y1="0.84cm" svg:x2="0.313cm" svg:y2="0.299cm">
              <text:p/>
            </draw:line>
          </table:table-cell>
          <table:table-cell office:value-type="float" office:value="9" calcext:value-type="float">
            <text:p>9</text:p>
            <draw:line draw:z-index="10" draw:name="Linha vertical 11" draw:style-name="gr2" draw:text-style-name="P1" svg:x1="0.321cm" svg:y1="0.876cm" svg:x2="0.309cm" svg:y2="0.335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13" draw:name="Linha vertical 14" draw:style-name="gr1" draw:text-style-name="P1" svg:x1="0.32cm" svg:y1="0.84cm" svg:x2="0.313cm" svg:y2="0.299cm">
              <text:p/>
            </draw:line>
          </table:table-cell>
          <table:table-cell office:value-type="float" office:value="9" calcext:value-type="float">
            <text:p>9</text:p>
            <draw:line draw:z-index="12" draw:name="Linha vertical 13" draw:style-name="gr2" draw:text-style-name="P1" svg:x1="0.321cm" svg:y1="0.876cm" svg:x2="0.309cm" svg:y2="0.335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8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15" draw:name="Linha vertical 16" draw:style-name="gr1" draw:text-style-name="P1" svg:x1="0.32cm" svg:y1="0.839cm" svg:x2="0.313cm" svg:y2="0.298cm">
              <text:p/>
            </draw:line>
          </table:table-cell>
          <table:table-cell office:value-type="float" office:value="9" calcext:value-type="float">
            <text:p>9</text:p>
            <draw:line draw:z-index="14" draw:name="Linha vertical 15" draw:style-name="gr2" draw:text-style-name="P1" svg:x1="0.321cm" svg:y1="0.875cm" svg:x2="0.309cm" svg:y2="0.334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17" draw:name="Linha vertical 18" draw:style-name="gr1" draw:text-style-name="P1" svg:x1="0.32cm" svg:y1="0.839cm" svg:x2="0.313cm" svg:y2="0.298cm">
              <text:p/>
            </draw:line>
          </table:table-cell>
          <table:table-cell office:value-type="float" office:value="9" calcext:value-type="float">
            <text:p>9</text:p>
            <draw:line draw:z-index="16" draw:name="Linha vertical 17" draw:style-name="gr2" draw:text-style-name="P1" svg:x1="0.321cm" svg:y1="0.875cm" svg:x2="0.309cm" svg:y2="0.334cm">
              <text:p/>
            </draw:line>
          </table:table-cell>
          <table:table-cell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ª rod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  <draw:line draw:z-index="19" draw:name="Linha vertical 20" draw:style-name="gr1" draw:text-style-name="P1" svg:x1="0.32cm" svg:y1="0.839cm" svg:x2="0.313cm" svg:y2="0.298cm">
              <text:p/>
            </draw:line>
          </table:table-cell>
          <table:table-cell office:value-type="float" office:value="9" calcext:value-type="float">
            <text:p>9</text:p>
            <draw:line draw:z-index="18" draw:name="Linha vertical 19" draw:style-name="gr2" draw:text-style-name="P1" svg:x1="0.321cm" svg:y1="0.875cm" svg:x2="0.309cm" svg:y2="0.334cm">
              <text:p/>
            </draw:lin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3:31:28.0115994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0:06:26.742552643</meta:creation-date>
    <dc:date>2025-08-24T14:20:24.224071952</dc:date>
    <meta:editing-duration>PT56M8S</meta:editing-duration>
    <meta:editing-cycles>3</meta:editing-cycles>
    <meta:generator>LibreOffice/25.8.0.4$Linux_X86_64 LibreOffice_project/580$Build-4</meta:generator>
    <meta:document-statistic meta:table-count="1" meta:cell-count="231" meta:object-count="20"/>
  </office:meta>
</office:document-meta>
</file>